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rite a java program to remove the comments from xml string ?<text:line-break/><text:tab/>Input : &lt;?xml version="1.0" encoding="UTF-8"?&gt;&lt;root&gt;&lt;a&lt;!-- I'm a comment--&gt;&gt;&lt;b/&gt;&lt;b/&gt;hola&lt;c i='o'&gt;&lt;/c&gt;&lt;/a&gt;&lt;/root&gt;<text:line-break/><text:tab/>Note: Between &lt;!-- and --&gt;, any text in that section is considered a comment in xml string<text:line-break/><text:tab/>Output: &lt;?xml version=\"1.0\" encoding=\"UTF-8\"?&gt;&lt;root &gt;&lt;a &gt;&lt;b /&gt;&lt;b /&gt;&lt;c i=\"o\" &gt;&lt;/c&gt;hola&lt;/a&gt;&lt;/root&gt;<text:line-break/><text:line-break/>Q2: Write a java program to validate the url?<text:line-break/><text:tab/>Input : Url<text:line-break/><text:tab/>Output: true/false<text:line-break/><text:tab/>Note : Url is valis if it starts with either of the following<text:line-break/><text:tab/><text:tab/>http:// [OR]<text:line-break/><text:tab/><text:tab/>http://www.<text:tab/>[OR]<text:line-break/><text:tab/><text:tab/>https:// [OR]<text:line-break/><text:tab/><text:tab/>https://www.<text:line-break/>Q3: Write a java program to get the host name, protocol and path string from given Url string without using URL class?<text:line-break/><text:tab/>Input: UrlString<text:line-break/><text:tab/>Output: hostname: <text:line-break/><text:tab/><text:tab/>protocol:<text:line-break/><text:tab/><text:tab/>pathString: <text:line-break/>Example: Input: <text:s/>http://www.example.com:80/path/to/myfile.html?key1=value1&amp;key2=value2<text:line-break/><text:tab/>Output: hostname: www.example.com<text:line-break/><text:tab/><text:tab/>protocol: http<text:line-break/><text:tab/><text:tab/>pathstring: path/to/myfile.html<text:line-break/><text:line-break/>Q4. Write a java program to check whether given string contains /../ or /./?<text:line-break/><text:tab/>Input: ravindraravula/./<text:line-break/><text:tab/>Output: true<text:line-break/><text:line-break/>Q5. Write a java program to check whether the given string ended with ".htm" or ".html"?<text:line-break/><text:line-break/>Q6. Check whether given string represents IPV4 address or not?<text:line-break/><text:line-break/><text:tab/><text:tab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7:08.205000000</dc:date>
    <dc:creator>Ankita Khot</dc:creator>
    <meta:editing-duration>PT5S</meta:editing-duration>
    <meta:editing-cycles>1</meta:editing-cycles>
    <meta:document-statistic meta:table-count="0" meta:image-count="0" meta:object-count="0" meta:page-count="1" meta:paragraph-count="1" meta:word-count="167" meta:character-count="1217" meta:non-whitespace-character-count="1014"/>
  </office:meta>
</office:document-meta>
</file>